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c4e9" officeooo:paragraph-rsid="0005c4e9"/>
    </style:style>
    <style:style style:name="P2" style:family="paragraph" style:parent-style-name="Standard">
      <style:paragraph-properties fo:text-align="center" style:justify-single-word="false"/>
      <style:text-properties officeooo:rsid="0005c4e9" officeooo:paragraph-rsid="0005c4e9"/>
    </style:style>
    <style:style style:name="P3" style:family="paragraph" style:parent-style-name="Standard">
      <style:text-properties fo:font-weight="bold" officeooo:rsid="0005c4e9" officeooo:paragraph-rsid="0005c4e9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officeooo:rsid="0005c4e9" officeooo:paragraph-rsid="0005c4e9" style:font-size-asian="16pt" style:font-size-complex="16pt"/>
    </style:style>
    <style:style style:name="T1" style:family="text">
      <style:text-properties officeooo:rsid="0006b1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am Shallow Red</text:p>
      <text:p text:style-name="P2">post-design review reflection</text:p>
      <text:p text:style-name="P2"/>
      <text:p text:style-name="P3">Feedback and Decisions:</text:p>
      <text:p text:style-name="P1">We received some interesting feedback regarding methods of evaluating chess boards, <text:span text:style-name="T1">including examining patterns in blank space on the board and using a database to help the AI with the start of the game. <text:s/>We have decided to start by developing a simple chess AI using min-max, then we will add embellishments which use machine learning to improve the AI. <text:s/>Once we have an initial min-max AI working, we will probably try both of the mentioned strategies. <text:s/>The idea for using real chess games for reference will most likely be accomplished with neural networks referencing a large database of actual chess games. <text:s/>Examining blank space will probably interesting to experiment with when we are evaluating potential moves within the database.</text:span></text:p>
      <text:p text:style-name="P1"/>
      <text:p text:style-name="P3">Review process reflection:</text:p>
      <text:p text:style-name="P1">Our review was not as helpful as it could have been because of our approach to the review. <text:s/>We gave too much background and asked questions which required too much prior knowledge to get very helpful advice. <text:s/>We got some interesting answers to our questions, and they may help us take a different approach to chess Ais, but if we had asked different questions which were more easily approached, we probably could have received more productive feedback. <text:s/>We mostly stuck to our agenda; we mostly just talked more than we had planned because we didn't get as much audience participation as we had hoped for. <text:s/>For our next review, we will focus on a few key questions probably not related to the theory of our project and instead related to our code structure or logic issues that arise before the revie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14:19:38.904871070</meta:creation-date>
    <dc:date>2015-04-09T15:03:16.846629302</dc:date>
    <meta:editing-duration>PT13M17S</meta:editing-duration>
    <meta:editing-cycles>1</meta:editing-cycles>
    <meta:document-statistic meta:table-count="0" meta:image-count="0" meta:object-count="0" meta:page-count="1" meta:paragraph-count="6" meta:word-count="273" meta:character-count="1636" meta:non-whitespace-character-count="1361"/>
    <meta:generator>LibreOffice/4.2.7.2$Linux_X86_64 LibreOffice_project/420m0$Build-2</meta:generator>
  </office:meta>
</office:document-meta>
</file>